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7C0000007C854F6287328E7299.png" manifest:media-type="image/png"/>
  <manifest:file-entry manifest:full-path="Pictures/1000033300000CC800000CC8CCCB5D98565B6987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af7a6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cm" svg:height="2cm" svg:x="25.5cm" svg:y="0.5cm">
          <draw:image xlink:href="Pictures/1000033300000CC800000CC8CCCB5D98565B6987.svg" xlink:type="simple" xlink:show="embed" xlink:actuate="onLoad" draw:mime-type="image/svg+xml">
            <text:p/>
          </draw:image>
          <draw:image xlink:href="Pictures/100000010000007C0000007C854F6287328E7299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28T12:38:45.918572671</meta:creation-date>
    <dc:date>2022-12-28T12:49:15.687010167</dc:date>
    <meta:editing-duration>PT10M37S</meta:editing-duration>
    <meta:editing-cycles>3</meta:editing-cycles>
    <meta:generator>LibreOffice/7.3.7.2$Linux_X86_64 LibreOffice_project/30$Build-2</meta:generator>
    <meta:document-statistic meta:object-count="24"/>
  </office:meta>
</office:document-meta>
</file>